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1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68898" calcext:value-type="float">
            <text:p><text:s text:c="3"/>68,898</text:p>
          </table:table-cell>
          <table:table-cell table:style-name="ce25" office:value-type="float" office:value="8882" calcext:value-type="float">
            <text:p><text:s text:c="3"/>8,882</text:p>
          </table:table-cell>
          <table:table-cell table:style-name="ce25" office:value-type="float" office:value="5363" calcext:value-type="float">
            <text:p><text:s text:c="3"/>5,363</text:p>
          </table:table-cell>
          <table:table-cell table:style-name="ce25" office:value-type="float" office:value="4285" calcext:value-type="float">
            <text:p><text:s text:c="3"/>4,285</text:p>
          </table:table-cell>
          <table:table-cell table:style-name="ce25" office:value-type="float" office:value="2341" calcext:value-type="float">
            <text:p><text:s text:c="3"/>2,341</text:p>
          </table:table-cell>
          <table:table-cell table:style-name="ce25" office:value-type="float" office:value="2068" calcext:value-type="float">
            <text:p><text:s text:c="3"/>2,068</text:p>
          </table:table-cell>
          <table:table-cell table:style-name="ce25" office:value-type="float" office:value="1317" calcext:value-type="float">
            <text:p><text:s text:c="3"/>1,317</text:p>
          </table:table-cell>
          <table:table-cell table:style-name="ce25" office:value-type="float" office:value="2183" calcext:value-type="float">
            <text:p><text:s text:c="3"/>2,183</text:p>
          </table:table-cell>
          <table:table-cell table:style-name="ce25" office:value-type="float" office:value="6281" calcext:value-type="float">
            <text:p><text:s text:c="3"/>6,281</text:p>
          </table:table-cell>
          <table:table-cell table:style-name="ce25" office:value-type="float" office:value="336" calcext:value-type="float">
            <text:p><text:s text:c="3"/>336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2904" calcext:value-type="float">
            <text:p><text:s text:c="3"/>2,904</text:p>
          </table:table-cell>
          <table:table-cell table:style-name="ce25" office:value-type="float" office:value="31165" calcext:value-type="float">
            <text:p><text:s text:c="3"/>31,165</text:p>
          </table:table-cell>
          <table:table-cell table:style-name="ce25" office:value-type="float" office:value="1762" calcext:value-type="float">
            <text:p><text:s text:c="3"/>1,762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59340" calcext:value-type="float">
            <text:p><text:s text:c="3"/>59,340</text:p>
          </table:table-cell>
          <table:table-cell table:style-name="ce25" office:value-type="float" office:value="1054" calcext:value-type="float">
            <text:p><text:s text:c="3"/>1,054</text:p>
          </table:table-cell>
          <table:table-cell table:style-name="ce25" office:value-type="float" office:value="5537" calcext:value-type="float">
            <text:p><text:s text:c="3"/>5,537</text:p>
          </table:table-cell>
          <table:table-cell table:style-name="ce25" office:value-type="float" office:value="3609" calcext:value-type="float">
            <text:p><text:s text:c="3"/>3,609</text:p>
          </table:table-cell>
          <table:table-cell table:style-name="ce25" office:value-type="float" office:value="3043" calcext:value-type="float">
            <text:p><text:s text:c="3"/>3,043</text:p>
          </table:table-cell>
          <table:table-cell table:style-name="ce25" office:value-type="float" office:value="2890" calcext:value-type="float">
            <text:p><text:s text:c="3"/>2,890</text:p>
          </table:table-cell>
          <table:table-cell table:style-name="ce25" office:value-type="float" office:value="1566" calcext:value-type="float">
            <text:p><text:s text:c="3"/>1,566</text:p>
          </table:table-cell>
          <table:table-cell table:style-name="ce25" office:value-type="float" office:value="2048" calcext:value-type="float">
            <text:p><text:s text:c="3"/>2,048</text:p>
          </table:table-cell>
          <table:table-cell table:style-name="ce25" office:value-type="float" office:value="5135" calcext:value-type="float">
            <text:p><text:s text:c="3"/>5,135</text:p>
          </table:table-cell>
          <table:table-cell table:style-name="ce25" office:value-type="float" office:value="346" calcext:value-type="float">
            <text:p><text:s text:c="3"/>34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904" calcext:value-type="float">
            <text:p><text:s text:c="3"/>2,904</text:p>
          </table:table-cell>
          <table:table-cell table:style-name="ce25" office:value-type="float" office:value="31165" calcext:value-type="float">
            <text:p><text:s text:c="3"/>31,165</text:p>
          </table:table-cell>
          <table:table-cell table:style-name="ce25" office:value-type="float" office:value="31" calcext:value-type="float">
            <text:p><text:s text:c="3"/>31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9" office:value-type="float" office:value="9558" calcext:value-type="float">
            <text:p><text:s text:c="3"/>9,55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1245" calcext:value-type="float">
            <text:p><text:s text:c="3"/>31,245</text:p>
          </table:table-cell>
          <table:table-cell table:style-name="ce25" office:value-type="float" office:value="4095" calcext:value-type="float">
            <text:p><text:s text:c="3"/>4,095</text:p>
          </table:table-cell>
          <table:table-cell table:style-name="ce25" office:value-type="float" office:value="2466" calcext:value-type="float">
            <text:p><text:s text:c="3"/>2,466</text:p>
          </table:table-cell>
          <table:table-cell table:style-name="ce25" office:value-type="float" office:value="2072" calcext:value-type="float">
            <text:p><text:s text:c="3"/>2,072</text:p>
          </table:table-cell>
          <table:table-cell table:style-name="ce25" office:value-type="float" office:value="1061" calcext:value-type="float">
            <text:p><text:s text:c="3"/>1,061</text:p>
          </table:table-cell>
          <table:table-cell table:style-name="ce25" office:value-type="float" office:value="886" calcext:value-type="float">
            <text:p><text:s text:c="3"/>886</text:p>
          </table:table-cell>
          <table:table-cell table:style-name="ce25" office:value-type="float" office:value="616" calcext:value-type="float">
            <text:p><text:s text:c="3"/>616</text:p>
          </table:table-cell>
          <table:table-cell table:style-name="ce25" office:value-type="float" office:value="1002" calcext:value-type="float">
            <text:p><text:s text:c="3"/>1,002</text:p>
          </table:table-cell>
          <table:table-cell table:style-name="ce25" office:value-type="float" office:value="2840" calcext:value-type="float">
            <text:p><text:s text:c="3"/>2,840</text:p>
          </table:table-cell>
          <table:table-cell table:style-name="ce25" office:value-type="float" office:value="201" calcext:value-type="float">
            <text:p><text:s text:c="3"/>20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09" calcext:value-type="float">
            <text:p><text:s text:c="3"/>1,309</text:p>
          </table:table-cell>
          <table:table-cell table:style-name="ce25" office:value-type="float" office:value="14124" calcext:value-type="float">
            <text:p><text:s text:c="3"/>14,124</text:p>
          </table:table-cell>
          <table:table-cell table:style-name="ce25" office:value-type="float" office:value="569" calcext:value-type="float">
            <text:p><text:s text:c="3"/>569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27090" calcext:value-type="float">
            <text:p><text:s text:c="3"/>27,090</text:p>
          </table:table-cell>
          <table:table-cell table:style-name="ce25" office:value-type="float" office:value="489" calcext:value-type="float">
            <text:p><text:s text:c="3"/>489</text:p>
          </table:table-cell>
          <table:table-cell table:style-name="ce25" office:value-type="float" office:value="2595" calcext:value-type="float">
            <text:p><text:s text:c="3"/>2,595</text:p>
          </table:table-cell>
          <table:table-cell table:style-name="ce25" office:value-type="float" office:value="1550" calcext:value-type="float">
            <text:p><text:s text:c="3"/>1,550</text:p>
          </table:table-cell>
          <table:table-cell table:style-name="ce25" office:value-type="float" office:value="1401" calcext:value-type="float">
            <text:p><text:s text:c="3"/>1,401</text:p>
          </table:table-cell>
          <table:table-cell table:style-name="ce25" office:value-type="float" office:value="1275" calcext:value-type="float">
            <text:p><text:s text:c="3"/>1,275</text:p>
          </table:table-cell>
          <table:table-cell table:style-name="ce25" office:value-type="float" office:value="717" calcext:value-type="float">
            <text:p><text:s text:c="3"/>717</text:p>
          </table:table-cell>
          <table:table-cell table:style-name="ce25" office:value-type="float" office:value="972" calcext:value-type="float">
            <text:p><text:s text:c="3"/>972</text:p>
          </table:table-cell>
          <table:table-cell table:style-name="ce25" office:value-type="float" office:value="2436" calcext:value-type="float">
            <text:p><text:s text:c="3"/>2,436</text:p>
          </table:table-cell>
          <table:table-cell table:style-name="ce25" office:value-type="float" office:value="198" calcext:value-type="float">
            <text:p><text:s text:c="3"/>19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09" calcext:value-type="float">
            <text:p><text:s text:c="3"/>1,309</text:p>
          </table:table-cell>
          <table:table-cell table:style-name="ce25" office:value-type="float" office:value="14124" calcext:value-type="float">
            <text:p><text:s text:c="3"/>14,124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43" office:value-type="float" office:value="4155" calcext:value-type="float">
            <text:p><text:s text:c="3"/>4,15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7653" calcext:value-type="float">
            <text:p><text:s text:c="3"/>37,653</text:p>
          </table:table-cell>
          <table:table-cell table:style-name="ce25" office:value-type="float" office:value="4787" calcext:value-type="float">
            <text:p><text:s text:c="3"/>4,787</text:p>
          </table:table-cell>
          <table:table-cell table:style-name="ce25" office:value-type="float" office:value="2897" calcext:value-type="float">
            <text:p><text:s text:c="3"/>2,897</text:p>
          </table:table-cell>
          <table:table-cell table:style-name="ce25" office:value-type="float" office:value="2213" calcext:value-type="float">
            <text:p><text:s text:c="3"/>2,213</text:p>
          </table:table-cell>
          <table:table-cell table:style-name="ce25" office:value-type="float" office:value="1280" calcext:value-type="float">
            <text:p><text:s text:c="3"/>1,280</text:p>
          </table:table-cell>
          <table:table-cell table:style-name="ce25" office:value-type="float" office:value="1182" calcext:value-type="float">
            <text:p><text:s text:c="3"/>1,182</text:p>
          </table:table-cell>
          <table:table-cell table:style-name="ce25" office:value-type="float" office:value="701" calcext:value-type="float">
            <text:p><text:s text:c="3"/>701</text:p>
          </table:table-cell>
          <table:table-cell table:style-name="ce25" office:value-type="float" office:value="1181" calcext:value-type="float">
            <text:p><text:s text:c="3"/>1,181</text:p>
          </table:table-cell>
          <table:table-cell table:style-name="ce25" office:value-type="float" office:value="3441" calcext:value-type="float">
            <text:p><text:s text:c="3"/>3,441</text:p>
          </table:table-cell>
          <table:table-cell table:style-name="ce25" office:value-type="float" office:value="135" calcext:value-type="float">
            <text:p><text:s text:c="3"/>135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595" calcext:value-type="float">
            <text:p><text:s text:c="3"/>1,595</text:p>
          </table:table-cell>
          <table:table-cell table:style-name="ce25" office:value-type="float" office:value="17041" calcext:value-type="float">
            <text:p><text:s text:c="3"/>17,041</text:p>
          </table:table-cell>
          <table:table-cell table:style-name="ce25" office:value-type="float" office:value="1193" calcext:value-type="float">
            <text:p><text:s text:c="3"/>1,193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2250" calcext:value-type="float">
            <text:p><text:s text:c="3"/>32,250</text:p>
          </table:table-cell>
          <table:table-cell table:style-name="ce25" office:value-type="float" office:value="565" calcext:value-type="float">
            <text:p><text:s text:c="3"/>565</text:p>
          </table:table-cell>
          <table:table-cell table:style-name="ce25" office:value-type="float" office:value="2942" calcext:value-type="float">
            <text:p><text:s text:c="3"/>2,942</text:p>
          </table:table-cell>
          <table:table-cell table:style-name="ce25" office:value-type="float" office:value="2059" calcext:value-type="float">
            <text:p><text:s text:c="3"/>2,059</text:p>
          </table:table-cell>
          <table:table-cell table:style-name="ce25" office:value-type="float" office:value="1642" calcext:value-type="float">
            <text:p><text:s text:c="3"/>1,642</text:p>
          </table:table-cell>
          <table:table-cell table:style-name="ce25" office:value-type="float" office:value="1615" calcext:value-type="float">
            <text:p><text:s text:c="3"/>1,615</text:p>
          </table:table-cell>
          <table:table-cell table:style-name="ce25" office:value-type="float" office:value="849" calcext:value-type="float">
            <text:p><text:s text:c="3"/>849</text:p>
          </table:table-cell>
          <table:table-cell table:style-name="ce25" office:value-type="float" office:value="1076" calcext:value-type="float">
            <text:p><text:s text:c="3"/>1,076</text:p>
          </table:table-cell>
          <table:table-cell table:style-name="ce25" office:value-type="float" office:value="2699" calcext:value-type="float">
            <text:p><text:s text:c="3"/>2,699</text:p>
          </table:table-cell>
          <table:table-cell table:style-name="ce25" office:value-type="float" office:value="148" calcext:value-type="float">
            <text:p><text:s text:c="3"/>14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595" calcext:value-type="float">
            <text:p><text:s text:c="3"/>1,595</text:p>
          </table:table-cell>
          <table:table-cell table:style-name="ce25" office:value-type="float" office:value="17041" calcext:value-type="float">
            <text:p><text:s text:c="3"/>17,041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4" office:value-type="float" office:value="5403" calcext:value-type="float">
            <text:p><text:s text:c="3"/>5,40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138" calcext:value-type="float">
            <text:p>12,138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61" calcext:value-type="float">
            <text:p>2,661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22" calcext:value-type="float">
            <text:p>4,422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49" calcext:value-type="float">
            <text:p>10,049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247" calcext:value-type="float">
            <text:p>1,247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22" calcext:value-type="float">
            <text:p>4,42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089" calcext:value-type="float">
            <text:p>2,08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03" calcext:value-type="float">
            <text:p>5,503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581" calcext:value-type="float">
            <text:p>581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42" calcext:value-type="float">
            <text:p>1,942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41" calcext:value-type="float">
            <text:p>4,541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42" calcext:value-type="float">
            <text:p>1,94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962" calcext:value-type="float">
            <text:p>96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127" calcext:value-type="float">
            <text:p>1,12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736" calcext:value-type="float">
            <text:p>9,736</text:p>
          </table:table-cell>
          <table:table-cell table:style-name="ce26" office:value-type="float" office:value="2687" calcext:value-type="float">
            <text:p>2,687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684" calcext:value-type="float">
            <text:p>684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99" calcext:value-type="float">
            <text:p>3,099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88" calcext:value-type="float">
            <text:p>7,688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661" calcext:value-type="float">
            <text:p>2,6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99" calcext:value-type="float">
            <text:p>3,09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2048" calcext:value-type="float">
            <text:p>2,04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19" calcext:value-type="float">
            <text:p>4,319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1" calcext:value-type="float">
            <text:p>1,441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39" calcext:value-type="float">
            <text:p>3,639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1" calcext:value-type="float">
            <text:p>1,44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80" calcext:value-type="float">
            <text:p>68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49" calcext:value-type="float">
            <text:p>4,049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368" calcext:value-type="float">
            <text:p>1,36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170" calcext:value-type="float">
            <text:p>7,170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89" calcext:value-type="float">
            <text:p>3,289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09" calcext:value-type="float">
            <text:p>5,709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89" calcext:value-type="float">
            <text:p>3,28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461" calcext:value-type="float">
            <text:p>1,46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44" calcext:value-type="float">
            <text:p>3,244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92" calcext:value-type="float">
            <text:p>1,49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88" calcext:value-type="float">
            <text:p>2,58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92" calcext:value-type="float">
            <text:p>1,49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656" calcext:value-type="float">
            <text:p>65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805" calcext:value-type="float">
            <text:p>80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517" calcext:value-type="float">
            <text:p>9,517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739" calcext:value-type="float">
            <text:p>1,739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13" calcext:value-type="float">
            <text:p>5,513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679" calcext:value-type="float">
            <text:p>7,679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13" calcext:value-type="float">
            <text:p>5,51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838" calcext:value-type="float">
            <text:p>1,83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46" calcext:value-type="float">
            <text:p>4,246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72" calcext:value-type="float">
            <text:p>2,47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400" calcext:value-type="float">
            <text:p>3,40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72" calcext:value-type="float">
            <text:p>2,47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846" calcext:value-type="float">
            <text:p>84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71" calcext:value-type="float">
            <text:p>5,271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992" calcext:value-type="float">
            <text:p>99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171" calcext:value-type="float">
            <text:p>5,171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567" calcext:value-type="float">
            <text:p>567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25" calcext:value-type="float">
            <text:p>3,025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392" calcext:value-type="float">
            <text:p>4,39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25" calcext:value-type="float">
            <text:p>3,02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779" calcext:value-type="float">
            <text:p>77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355" calcext:value-type="float">
            <text:p>2,355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78" calcext:value-type="float">
            <text:p>1,37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25" calcext:value-type="float">
            <text:p>2,02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78" calcext:value-type="float">
            <text:p>1,3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30" calcext:value-type="float">
            <text:p>33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49" calcext:value-type="float">
            <text:p>44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363" calcext:value-type="float">
            <text:p>8,363</text:p>
          </table:table-cell>
          <table:table-cell table:style-name="ce26" office:value-type="float" office:value="967" calcext:value-type="float">
            <text:p>96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61" calcext:value-type="float">
            <text:p>5,161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449" calcext:value-type="float">
            <text:p>7,449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61" calcext:value-type="float">
            <text:p>861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61" calcext:value-type="float">
            <text:p>5,16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914" calcext:value-type="float">
            <text:p>91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06" calcext:value-type="float">
            <text:p>3,806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47" calcext:value-type="float">
            <text:p>2,347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394" calcext:value-type="float">
            <text:p>3,39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47" calcext:value-type="float">
            <text:p>2,3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412" calcext:value-type="float">
            <text:p>41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14" calcext:value-type="float">
            <text:p>2,81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502" calcext:value-type="float">
            <text:p>50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6299" calcext:value-type="float">
            <text:p><text:s text:c="3"/>16,299</text:p>
          </table:table-cell>
          <table:table-cell table:style-name="ce29" office:value-type="float" office:value="1364" calcext:value-type="float">
            <text:p><text:s text:c="3"/>1,364</text:p>
          </table:table-cell>
          <table:table-cell table:style-name="ce29" office:value-type="float" office:value="1247" calcext:value-type="float">
            <text:p><text:s text:c="3"/>1,247</text:p>
          </table:table-cell>
          <table:table-cell table:style-name="ce29" office:value-type="float" office:value="657" calcext:value-type="float">
            <text:p><text:s text:c="3"/>657</text:p>
          </table:table-cell>
          <table:table-cell table:style-name="ce29" office:value-type="float" office:value="777" calcext:value-type="float">
            <text:p><text:s text:c="3"/>777</text:p>
          </table:table-cell>
          <table:table-cell table:style-name="ce29" office:value-type="float" office:value="1100" calcext:value-type="float">
            <text:p><text:s text:c="3"/>1,100</text:p>
          </table:table-cell>
          <table:table-cell table:style-name="ce29" office:value-type="float" office:value="405" calcext:value-type="float">
            <text:p><text:s text:c="3"/>405</text:p>
          </table:table-cell>
          <table:table-cell table:style-name="ce29" office:value-type="float" office:value="861" calcext:value-type="float">
            <text:p><text:s text:c="3"/>86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8" calcext:value-type="float">
            <text:p><text:s text:c="3"/>88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2903" calcext:value-type="float">
            <text:p><text:s text:c="3"/>2,903</text:p>
          </table:table-cell>
          <table:table-cell table:style-name="ce29" office:value-type="float" office:value="6533" calcext:value-type="float">
            <text:p><text:s text:c="3"/>6,533</text:p>
          </table:table-cell>
          <table:table-cell table:style-name="ce29" office:value-type="float" office:value="358" calcext:value-type="float">
            <text:p><text:s text:c="3"/>358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15913" calcext:value-type="float">
            <text:p><text:s text:c="3"/>15,913</text:p>
          </table:table-cell>
          <table:table-cell table:style-name="ce29" office:value-type="float" office:value="186" calcext:value-type="float">
            <text:p><text:s text:c="3"/>186</text:p>
          </table:table-cell>
          <table:table-cell table:style-name="ce29" office:value-type="float" office:value="1282" calcext:value-type="float">
            <text:p><text:s text:c="3"/>1,282</text:p>
          </table:table-cell>
          <table:table-cell table:style-name="ce29" office:value-type="float" office:value="684" calcext:value-type="float">
            <text:p><text:s text:c="3"/>684</text:p>
          </table:table-cell>
          <table:table-cell table:style-name="ce29" office:value-type="float" office:value="968" calcext:value-type="float">
            <text:p><text:s text:c="3"/>968</text:p>
          </table:table-cell>
          <table:table-cell table:style-name="ce29" office:value-type="float" office:value="1739" calcext:value-type="float">
            <text:p><text:s text:c="3"/>1,739</text:p>
          </table:table-cell>
          <table:table-cell table:style-name="ce29" office:value-type="float" office:value="567" calcext:value-type="float">
            <text:p><text:s text:c="3"/>567</text:p>
          </table:table-cell>
          <table:table-cell table:style-name="ce29" office:value-type="float" office:value="948" calcext:value-type="float">
            <text:p><text:s text:c="3"/>94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3" calcext:value-type="float">
            <text:p><text:s text:c="3"/>9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03" calcext:value-type="float">
            <text:p><text:s text:c="3"/>2,903</text:p>
          </table:table-cell>
          <table:table-cell table:style-name="ce29" office:value-type="float" office:value="6533" calcext:value-type="float">
            <text:p><text:s text:c="3"/>6,533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386" calcext:value-type="float">
            <text:p>38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482" calcext:value-type="float">
            <text:p><text:s text:c="3"/>7,482</text:p>
          </table:table-cell>
          <table:table-cell table:style-name="ce30" office:value-type="float" office:value="653" calcext:value-type="float">
            <text:p><text:s text:c="3"/>653</text:p>
          </table:table-cell>
          <table:table-cell table:style-name="ce30" office:value-type="float" office:value="610" calcext:value-type="float">
            <text:p><text:s text:c="3"/>610</text:p>
          </table:table-cell>
          <table:table-cell table:style-name="ce30" office:value-type="float" office:value="317" calcext:value-type="float">
            <text:p><text:s text:c="3"/>317</text:p>
          </table:table-cell>
          <table:table-cell table:style-name="ce30" office:value-type="float" office:value="385" calcext:value-type="float">
            <text:p><text:s text:c="3"/>385</text:p>
          </table:table-cell>
          <table:table-cell table:style-name="ce30" office:value-type="float" office:value="467" calcext:value-type="float">
            <text:p><text:s text:c="3"/>467</text:p>
          </table:table-cell>
          <table:table-cell table:style-name="ce30" office:value-type="float" office:value="197" calcext:value-type="float">
            <text:p><text:s text:c="3"/>19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5" calcext:value-type="float">
            <text:p><text:s text:c="3"/>5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09" calcext:value-type="float">
            <text:p><text:s text:c="3"/>1,309</text:p>
          </table:table-cell>
          <table:table-cell table:style-name="ce30" office:value-type="float" office:value="2981" calcext:value-type="float">
            <text:p><text:s text:c="3"/>2,981</text:p>
          </table:table-cell>
          <table:table-cell table:style-name="ce30" office:value-type="float" office:value="102" calcext:value-type="float">
            <text:p><text:s text:c="3"/>102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7231" calcext:value-type="float">
            <text:p><text:s text:c="3"/>7,231</text:p>
          </table:table-cell>
          <table:table-cell table:style-name="ce30" office:value-type="float" office:value="95" calcext:value-type="float">
            <text:p><text:s text:c="3"/>95</text:p>
          </table:table-cell>
          <table:table-cell table:style-name="ce30" office:value-type="float" office:value="581" calcext:value-type="float">
            <text:p><text:s text:c="3"/>581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429" calcext:value-type="float">
            <text:p><text:s text:c="3"/>429</text:p>
          </table:table-cell>
          <table:table-cell table:style-name="ce30" office:value-type="float" office:value="770" calcext:value-type="float">
            <text:p><text:s text:c="3"/>770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467" calcext:value-type="float">
            <text:p><text:s text:c="3"/>46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09" calcext:value-type="float">
            <text:p><text:s text:c="3"/>1,309</text:p>
          </table:table-cell>
          <table:table-cell table:style-name="ce30" office:value-type="float" office:value="2981" calcext:value-type="float">
            <text:p><text:s text:c="3"/>2,981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251" calcext:value-type="float">
            <text:p>25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8817" calcext:value-type="float">
            <text:p><text:s text:c="3"/>8,817</text:p>
          </table:table-cell>
          <table:table-cell table:style-name="ce31" office:value-type="float" office:value="711" calcext:value-type="float">
            <text:p><text:s text:c="3"/>711</text:p>
          </table:table-cell>
          <table:table-cell table:style-name="ce31" office:value-type="float" office:value="637" calcext:value-type="float">
            <text:p><text:s text:c="3"/>637</text:p>
          </table:table-cell>
          <table:table-cell table:style-name="ce31" office:value-type="float" office:value="340" calcext:value-type="float">
            <text:p><text:s text:c="3"/>340</text:p>
          </table:table-cell>
          <table:table-cell table:style-name="ce31" office:value-type="float" office:value="392" calcext:value-type="float">
            <text:p><text:s text:c="3"/>392</text:p>
          </table:table-cell>
          <table:table-cell table:style-name="ce31" office:value-type="float" office:value="633" calcext:value-type="float">
            <text:p><text:s text:c="3"/>633</text:p>
          </table:table-cell>
          <table:table-cell table:style-name="ce31" office:value-type="float" office:value="208" calcext:value-type="float">
            <text:p><text:s text:c="3"/>208</text:p>
          </table:table-cell>
          <table:table-cell table:style-name="ce31" office:value-type="float" office:value="456" calcext:value-type="float">
            <text:p><text:s text:c="3"/>45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594" calcext:value-type="float">
            <text:p><text:s text:c="3"/>1,594</text:p>
          </table:table-cell>
          <table:table-cell table:style-name="ce31" office:value-type="float" office:value="3552" calcext:value-type="float">
            <text:p><text:s text:c="3"/>3,552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8682" calcext:value-type="float">
            <text:p><text:s text:c="3"/>8,682</text:p>
          </table:table-cell>
          <table:table-cell table:style-name="ce31" office:value-type="float" office:value="91" calcext:value-type="float">
            <text:p><text:s text:c="3"/>91</text:p>
          </table:table-cell>
          <table:table-cell table:style-name="ce31" office:value-type="float" office:value="701" calcext:value-type="float">
            <text:p><text:s text:c="3"/>701</text:p>
          </table:table-cell>
          <table:table-cell table:style-name="ce31" office:value-type="float" office:value="400" calcext:value-type="float">
            <text:p><text:s text:c="3"/>400</text:p>
          </table:table-cell>
          <table:table-cell table:style-name="ce31" office:value-type="float" office:value="539" calcext:value-type="float">
            <text:p><text:s text:c="3"/>539</text:p>
          </table:table-cell>
          <table:table-cell table:style-name="ce31" office:value-type="float" office:value="969" calcext:value-type="float">
            <text:p><text:s text:c="3"/>969</text:p>
          </table:table-cell>
          <table:table-cell table:style-name="ce31" office:value-type="float" office:value="317" calcext:value-type="float">
            <text:p><text:s text:c="3"/>317</text:p>
          </table:table-cell>
          <table:table-cell table:style-name="ce31" office:value-type="float" office:value="481" calcext:value-type="float">
            <text:p><text:s text:c="3"/>48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594" calcext:value-type="float">
            <text:p><text:s text:c="3"/>1,594</text:p>
          </table:table-cell>
          <table:table-cell table:style-name="ce31" office:value-type="float" office:value="3552" calcext:value-type="float">
            <text:p><text:s text:c="3"/>3,552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35" calcext:value-type="float">
            <text:p>13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84" calcext:value-type="float">
            <text:p>78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6" calcext:value-type="float">
            <text:p>7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75" calcext:value-type="float">
            <text:p>3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09" calcext:value-type="float">
            <text:p>4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8" calcext:value-type="float">
            <text:p>1,3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527" calcext:value-type="float">
            <text:p>5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01" calcext:value-type="float">
            <text:p>40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39" calcext:value-type="float">
            <text:p>2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88" calcext:value-type="float">
            <text:p>2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16" calcext:value-type="float">
            <text:p>21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40" calcext:value-type="float">
            <text:p>14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73" calcext:value-type="float">
            <text:p>7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224" calcext:value-type="float">
            <text:p>2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63" calcext:value-type="float">
            <text:p>2,263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224" calcext:value-type="float">
            <text:p>1,22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97" calcext:value-type="float">
            <text:p>2,69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24" calcext:value-type="float">
            <text:p>1,2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34" calcext:value-type="float">
            <text:p><text:s/>－43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556" calcext:value-type="float">
            <text:p>5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16" calcext:value-type="float">
            <text:p><text:s/>－21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2" calcext:value-type="float">
            <text:p>1,48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668" calcext:value-type="float">
            <text:p>66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8" calcext:value-type="float">
            <text:p><text:s/>－21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9" calcext:value-type="float">
            <text:p>87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247" calcext:value-type="float">
            <text:p>24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13" calcext:value-type="float">
            <text:p>1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34" calcext:value-type="float">
            <text:p>1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3" calcext:value-type="float">
            <text:p>1,26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25" calcext:value-type="float">
            <text:p>1,3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84" calcext:value-type="float">
            <text:p>1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-56" calcext:value-type="float">
            <text:p><text:s/>－5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3" calcext:value-type="float">
            <text:p>873</text:p>
          </table:table-cell>
          <table:table-cell table:number-columns-repeated="2" table:style-name="ce32" office:value-type="float" office:value="62" calcext:value-type="float">
            <text:p>6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3" calcext:value-type="float">
            <text:p>53</text:p>
          </table:table-cell>
          <table:table-cell table:number-columns-repeated="2" table:style-name="ce34" office:value-type="float" office:value="48" calcext:value-type="float">
            <text:p>4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60" calcext:value-type="float">
            <text:p><text:s/>－6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41" calcext:value-type="float">
            <text:p>4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97" calcext:value-type="float">
            <text:p>2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54" calcext:value-type="float">
            <text:p>2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33" calcext:value-type="float">
            <text:p>33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67" calcext:value-type="float">
            <text:p>16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97" calcext:value-type="float">
            <text:p>2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6" calcext:value-type="float">
            <text:p>16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57" calcext:value-type="float">
            <text:p>1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8" calcext:value-type="float">
            <text:p>3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93" calcext:value-type="float">
            <text:p>9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88" calcext:value-type="float">
            <text:p>8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" calcext:value-type="float">
            <text:p>1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43" calcext:value-type="float">
            <text:p>4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20" calcext:value-type="float">
            <text:p>2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25" calcext:value-type="float">
            <text:p>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6" calcext:value-type="float">
            <text:p>1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5" calcext:value-type="float">
            <text:p>7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